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3" style:parent-style-name="Normal" style:family="paragraph">
      <style:text-properties fo:font-size="20pt" style:font-size-asian="20pt" style:font-size-complex="20pt"/>
    </style:style>
    <style:style style:name="T4" style:parent-style-name="Policepardéfaut" style:family="text">
      <style:text-properties fo:font-size="12pt" style:font-size-asian="12pt" style:font-size-complex="12pt"/>
    </style:style>
    <style:style style:name="T5" style:parent-style-name="Policepardéfaut" style:family="text">
      <style:text-properties fo:font-size="12pt" style:font-size-asian="12pt" style:font-size-complex="12pt"/>
    </style:style>
    <style:style style:name="T6" style:parent-style-name="Policepardéfaut" style:family="text">
      <style:text-properties fo:font-size="12pt" style:font-size-asian="12pt" style:font-size-complex="12pt"/>
    </style:style>
    <style:style style:name="T7" style:parent-style-name="Policepardéfaut" style:family="text">
      <style:text-properties fo:font-size="12pt" style:font-size-asian="12pt" style:font-size-complex="12pt"/>
    </style:style>
    <style:style style:name="T8" style:parent-style-name="Policepardéfaut" style:family="text">
      <style:text-properties fo:font-size="12pt" style:font-size-asian="12pt" style:font-size-complex="12pt"/>
    </style:style>
    <style:style style:name="T9" style:parent-style-name="Policepardéfaut" style:family="text">
      <style:text-properties fo:font-size="12pt" style:font-size-asian="12pt" style:font-size-complex="12pt"/>
    </style:style>
    <style:style style:name="T10" style:parent-style-name="Policepardéfaut" style:family="text">
      <style:text-properties fo:font-size="12pt" style:font-size-asian="12pt" style:font-size-complex="12pt"/>
    </style:style>
    <style:style style:name="T11" style:parent-style-name="Policepardéfaut" style:family="text">
      <style:text-properties fo:font-size="12pt" style:font-size-asian="12pt" style:font-size-complex="12pt"/>
    </style:style>
    <style:style style:name="T12" style:parent-style-name="Policepardéfaut" style:family="text">
      <style:text-properties fo:font-size="12pt" style:font-size-asian="12pt" style:font-size-complex="12pt"/>
    </style:style>
    <style:style style:name="T13" style:parent-style-name="Policepardéfaut" style:family="text">
      <style:text-properties fo:font-size="12pt" style:font-size-asian="12pt" style:font-size-complex="12pt"/>
    </style:style>
    <style:style style:name="T14" style:parent-style-name="Policepardéfaut" style:family="text">
      <style:text-properties fo:font-size="12pt" style:font-size-asian="12pt" style:font-size-complex="12pt"/>
    </style:style>
    <style:style style:name="T15" style:parent-style-name="Policepardéfaut" style:family="text">
      <style:text-properties style:text-position="super 66.6%" fo:font-size="12pt" style:font-size-asian="12pt" style:font-size-complex="12pt"/>
    </style:style>
    <style:style style:name="T16" style:parent-style-name="Policepardéfaut" style:family="text">
      <style:text-properties fo:font-size="12pt" style:font-size-asian="12pt" style:font-size-complex="12pt"/>
    </style:style>
    <style:style style:name="T17" style:parent-style-name="Policepardéfaut" style:family="text">
      <style:text-properties fo:font-size="12pt" style:font-size-asian="12pt" style:font-size-complex="12pt"/>
    </style:style>
    <style:style style:name="T18" style:parent-style-name="Policepardéfaut" style:family="text">
      <style:text-properties style:text-position="super 66.6%" fo:font-size="12pt" style:font-size-asian="12pt" style:font-size-complex="12pt"/>
    </style:style>
    <style:style style:name="T19" style:parent-style-name="Policepardéfaut" style:family="text">
      <style:text-properties style:text-position="super 66.6%" fo:font-size="12pt" style:font-size-asian="12pt" style:font-size-complex="12pt"/>
    </style:style>
    <style:style style:name="T20" style:parent-style-name="Policepardéfaut" style:family="text">
      <style:text-properties fo:font-size="12pt" style:font-size-asian="12pt" style:font-size-complex="12pt"/>
    </style:style>
    <style:style style:name="T21" style:parent-style-name="Policepardéfaut" style:family="text">
      <style:text-properties style:text-position="super 66.6%" fo:font-size="12pt" style:font-size-asian="12pt" style:font-size-complex="12pt"/>
    </style:style>
    <style:style style:name="T22" style:parent-style-name="Policepardéfaut" style:family="text">
      <style:text-properties fo:font-size="12pt" style:font-size-asian="12pt" style:font-size-complex="12pt"/>
    </style:style>
    <style:style style:name="P23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24" style:parent-style-name="Normal" style:family="paragraph">
      <style:text-properties fo:font-size="20pt" style:font-size-asian="20pt" style:font-size-complex="20pt"/>
    </style:style>
    <style:style style:name="P25" style:parent-style-name="Normal" style:family="paragraph">
      <style:text-properties fo:font-size="20pt" style:font-size-asian="20pt" style:font-size-complex="20pt"/>
    </style:style>
  </office:automatic-styles>
  <office:body>
    <office:text text:use-soft-page-breaks="true">
      <text:p text:style-name="P1">Lola BARRY <text:s text:c="33"/></text:p>
      <text:p text:style-name="Normal"/>
      <text:p text:style-name="P2">Devoir sur Tableur</text:p>
      <text:p text:style-name="P3"/>
      <text:p text:style-name="Normal"><text:span text:style-name="T4">Pour ce devoir j’ai choisi des effectifs sur les passagers du Titanic. Le premier tableau classait 1309 passagers par la classe qu’il avait<text:s/></text:span><text:span text:style-name="T5">s’il avait<text:s/></text:span><text:span text:style-name="T6">survécu,<text:s/></text:span><text:span text:style-name="T7">il y avait leur nom, puis leur genre</text:span><text:span text:style-name="T8">, leur âge et enfin le tarif qu’ils avaient payé. J’ai fait un tableau avec le nombre d’enfants qu’il y avait à bord parmi les passagers. Il y en avait 193. Sur ce nombre, 95 ont survécus et 98 sont décédés. Je les ai classée par classe pour avoir le détail de survivant et de morts. <text:s/>J’ai ensuite<text:s/></text:span><text:span text:style-name="T9">fait</text:span><text:span text:style-name="T10"><text:s/>un graphique de ces infos<text:s/></text:span><text:span text:style-name="T11">(il</text:span><text:span text:style-name="T12"><text:s/>y<text:s/></text:span><text:span text:style-name="T13">deux graphiques</text:span><text:span text:style-name="T14"><text:s/>sur le document mais ils traduisent le même tableau) les résultats sont. Parmi les passagers enfant en 1</text:span><text:span text:style-name="T15">ère</text:span><text:span text:style-name="T16"><text:s/>classe on comptes 18 survivants contre 3 morts</text:span><text:span text:style-name="T17">. En 2</text:span><text:span text:style-name="T18">nd</text:span><text:span text:style-name="T19"><text:s/></text:span><text:span text:style-name="T20">classe il y a 31 survivants et 11 morts et enfin en 3</text:span><text:span text:style-name="T21">ème</text:span><text:span text:style-name="T22"><text:s/>classe il y a 46 survivants contre 46 morts.</text:span></text:p>
      <text:p text:style-name="P23"/>
      <text:p text:style-name="Normal"/>
      <text:p text:style-name="P24"/>
      <text:p text:style-name="P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ola.barry</meta:initial-creator>
    <dc:creator>lola.barry</dc:creator>
    <meta:creation-date>2023-11-11T13:13:00Z</meta:creation-date>
    <dc:date>2023-11-11T13:57:00Z</dc:date>
    <meta:template xlink:href="Normal" xlink:type="simple"/>
    <meta:editing-cycles>1</meta:editing-cycles>
    <meta:editing-duration>PT2640S</meta:editing-duration>
    <meta:document-statistic meta:page-count="1" meta:paragraph-count="1" meta:word-count="135" meta:character-count="881" meta:row-count="6" meta:non-whitespace-character-count="747"/>
  </office:meta>
</office:document-meta>
</file>